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svg+xml" manifest:full-path="Pictures/100006A2000001A8000001A82D516471.sv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background-color="#ffffff">
        <style:background-image/>
      </style:paragraph-properties>
    </style:style>
    <style:style style:name="P2" style:family="paragraph" style:parent-style-name="Standard">
      <style:paragraph-properties fo:background-color="#ffffff">
        <style:background-image/>
      </style:paragraph-properties>
    </style:style>
    <style:style style:name="P3" style:family="paragraph" style:parent-style-name="Standard" style:list-style-name="L1">
      <style:paragraph-properties fo:background-color="#ffffff">
        <style:background-image/>
      </style:paragraph-properties>
    </style:style>
    <style:style style:name="P4" style:family="paragraph" style:parent-style-name="Standard" style:list-style-name="L4">
      <style:paragraph-properties fo:background-color="#ffffff">
        <style:background-image/>
      </style:paragraph-properties>
    </style:style>
    <style:style style:name="P5" style:family="paragraph" style:parent-style-name="Standard">
      <style:paragraph-properties fo:margin-left="0cm" fo:margin-right="0cm" fo:text-indent="0.794cm" style:auto-text-indent="false"/>
    </style:style>
    <style:style style:name="P6" style:family="paragraph" style:parent-style-name="Standard">
      <style:paragraph-properties fo:margin-left="0cm" fo:margin-right="0cm" fo:text-align="center" style:justify-single-word="false" fo:text-indent="0.794cm" style:auto-text-indent="false"/>
    </style:style>
    <style:style style:name="P7" style:family="paragraph" style:parent-style-name="Standard" style:master-page-name="">
      <style:paragraph-properties fo:margin-left="0cm" fo:margin-right="0cm" fo:text-align="center" style:justify-single-word="false" fo:text-indent="0.794cm" style:auto-text-indent="false" style:page-number="auto"/>
    </style:style>
    <style:style style:name="T1" style:family="text">
      <style:text-properties fo:language="en" fo:country="US"/>
    </style:style>
    <style:style style:name="T2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5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6" style:family="text">
      <style:text-properties fo:font-size="14pt" fo:font-weight="normal" style:font-size-asian="14pt" style:font-weight-asian="normal" style:font-size-complex="14pt" style:font-weight-complex="normal"/>
    </style:style>
    <style:style style:name="T7" style:family="text">
      <style:text-properties fo:language="ru" fo:country="RU"/>
    </style:style>
    <text:list-style style:name="L1">
      <text:list-level-style-image text:level="1" xlink:href="Pictures/100006A2000001A8000001A82D516471.svg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1.27cm" fo:text-indent="-0.635cm" fo:margin-left="1.27cm"/>
        </style:list-level-properties>
      </text:list-level-style-image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3">
      <text:list-level-style-image text:level="1" xlink:href="Pictures/100006A2000001A8000001A82D516471.svg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6A2000001A8000001A82D516471.svg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6A2000001A8000001A82D516471.svg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6A2000001A8000001A82D516471.svg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6A2000001A8000001A82D516471.svg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6A2000001A8000001A82D516471.svg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6A2000001A8000001A82D516471.svg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6A2000001A8000001A82D516471.svg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6A2000001A8000001A82D516471.svg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6A2000001A8000001A82D516471.svg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4">
      <text:list-level-style-image text:level="1" xlink:href="Pictures/100006A2000001A8000001A82D516471.svg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6A2000001A8000001A82D516471.svg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6A2000001A8000001A82D516471.svg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6A2000001A8000001A82D516471.svg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6A2000001A8000001A82D516471.svg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6A2000001A8000001A82D516471.svg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6A2000001A8000001A82D516471.svg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6A2000001A8000001A82D516471.svg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6A2000001A8000001A82D516471.svg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6A2000001A8000001A82D516471.svg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6.985cm" fo:text-indent="-0.635cm" fo:margin-left="6.985cm"/>
        </style:list-level-properties>
      </text:list-level-style-image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ИЗГОТОВЛЕНИЕ МОЗАИКИ</text:p>
      <text:p text:style-name="P6"/>
      <text:p text:style-name="P6"/>
      <text:p text:style-name="P5">Завезли материал:</text:p>
      <text:p text:style-name="P1"><text:s/></text:p>
      <text:list xml:id="list3466786855049206091" text:style-name="L1">
        <text:list-item>
          <text:p text:style-name="P3"><text:span text:style-name="T2"><text:s/></text:span>Габаритный <text:s/>размер:</text:p>
          <text:p text:style-name="P3"><text:span text:style-name="T5">1 вид </text:span><text:span text:style-name="T6"><text:s/></text:span>_____Х_____ <text:s text:c="20"/></text:p>
          <text:p text:style-name="P3">Ретификат: ______<text:tab/><text:tab/>Конусная:______</text:p>
        </text:list-item>
      </text:list>
      <text:p text:style-name="P1"><text:tab/><text:span text:style-name="T4">2 </text:span><text:span text:style-name="T5"><text:s/>вид</text:span><text:span text:style-name="T3"> </text:span>_____Х_____</text:p>
      <text:list xml:id="list33537478" text:continue-numbering="true" text:style-name="L1">
        <text:list-header>
          <text:p text:style-name="P3">Ретификат: ______<text:tab/><text:tab/>Конусная:______</text:p>
        </text:list-header>
      </text:list>
      <text:p text:style-name="P1"><text:tab/><text:span text:style-name="T7">Наличие рисунка: </text:span></text:p>
      <text:p text:style-name="P1"><text:span text:style-name="T7"><text:tab/>Да ______<text:tab/><text:tab/><text:tab/>Нет______</text:span></text:p>
      <text:p text:style-name="P1"><text:span text:style-name="T7"><text:tab/>Наличие фактуры:</text:span></text:p>
      <text:p text:style-name="P1"><text:span text:style-name="T7"><text:tab/>Да ______<text:tab/><text:tab/><text:tab/>Нет______</text:span></text:p>
      <text:list xml:id="list7008222528139027904" text:style-name="L4">
        <text:list-item>
          <text:p text:style-name="P4">Размер ячейки мозаики: <text:s/>_____Х_____</text:p>
          <text:p text:style-name="P4">Размер шва между ячейками: ______</text:p>
          <text:p text:style-name="P4">Размер готового блока: _____Х_____</text:p>
        </text:list-item>
        <text:list-item>
          <text:p text:style-name="P4">Шаблон № _______</text:p>
        </text:list-item>
        <text:list-item>
          <text:p text:style-name="P4">Заказ шаблона:______</text:p>
        </text:list-item>
        <text:list-item>
          <text:p text:style-name="P4">Подготовка файла (.<text:span text:style-name="T1">dxf)</text:span> для заказа шаблона: ______</text:p>
        </text:list-item>
        <text:list-item>
          <text:p text:style-name="P4">Стоимость изготовления шаблона: ______</text:p>
        </text:list-item>
        <text:list-item>
          <text:p text:style-name="P4">Сборка мозаики:</text:p>
          <text:p text:style-name="P4"><text:span text:style-name="T7">Произвольно: ______</text:span></text:p>
          <text:p text:style-name="P4"><text:span text:style-name="T7">По схеме: ______<text:tab/><text:tab/><text:tab/></text:span></text:p>
          <text:p text:style-name="P4"><text:span text:style-name="T7">Согласование: <text:tab/>На бланке заказа:______<text:tab/>По эл.почте:______</text:span></text:p>
        </text:list-item>
        <text:list-item>
          <text:p text:style-name="P4"><text:span text:style-name="T7">Расчет стоимости изготовления мозаики:</text:span></text:p>
          <text:list>
            <text:list-item>
              <text:list>
                <text:list-item>
                  <text:list>
                    <text:list-header>
                      <text:p text:style-name="P4"><text:span text:style-name="T7">Порезка: ______</text:span></text:p>
                      <text:p text:style-name="P4"><text:span text:style-name="T7">Сборка:______</text:span></text:p>
                    </text:list-header>
                  </text:list>
                </text:list-item>
              </text:list>
            </text:list-item>
          </text:list>
        </text:list-item>
        <text:list-item>
          <text:p text:style-name="P4"><text:span text:style-name="T7">Стоимость изготовления <text:s/>согласована:</text:span></text:p>
        </text:list-item>
      </text:list>
      <text:p text:style-name="P1"><text:span text:style-name="T7"><text:tab/>Да ______<text:tab/><text:tab/><text:tab/>Нет______</text:span></text:p>
      <text:list xml:id="list33538705" text:continue-numbering="true" text:style-name="L4">
        <text:list-item>
          <text:p text:style-name="P4"><text:span text:style-name="T7">Оформление задания на порезку в цех:</text:span></text:p>
          <text:p text:style-name="P4"><text:span text:style-name="T7">Да ______<text:tab/><text:tab/><text:tab/>Нет______</text:span></text:p>
        </text:list-item>
        <text:list-item>
          <text:p text:style-name="P4"><text:span text:style-name="T7">Заказ готов, звонок заказзчику:</text:span></text:p>
          <text:p text:style-name="P4"><text:span text:style-name="T7">Да ______<text:tab/><text:tab/><text:tab/>Нет______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1-30T12:33:12.23</meta:creation-date>
    <meta:editing-duration>PT46M46S</meta:editing-duration>
    <meta:editing-cycles>3</meta:editing-cycles>
    <meta:generator>OpenOffice/4.1.3$Win32 OpenOffice.org_project/413m1$Build-9783</meta:generator>
    <meta:initial-creator>user 1</meta:initial-creator>
    <dc:date>2017-01-30T13:35:07.45</dc:date>
    <dc:creator>user 1</dc:creator>
    <meta:document-statistic meta:table-count="0" meta:image-count="0" meta:object-count="0" meta:page-count="1" meta:paragraph-count="32" meta:word-count="122" meta:character-count="855"/>
  </office:meta>
</office:document-meta>
</file>